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D0000005DC93154A98D6CCE631.jpg" manifest:media-type="image/jpeg"/>
  <manifest:file-entry manifest:full-path="Pictures/10000000000007D0000005DC9D22AD3EBF74EA4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svg:stroke-width="0.106cm" svg:stroke-color="#333333" draw:marker-start-width="0.359cm" draw:marker-end-width="0.359cm" draw:fill="none" draw:textarea-horizontal-align="justify" draw:textarea-vertical-align="middle" draw:auto-grow-height="false" fo:min-height="4.494cm" fo:min-width="4.24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333333" draw:marker-start-width="0.359cm" draw:marker-end-width="0.359cm" draw:fill="none" draw:textarea-horizontal-align="justify" draw:textarea-vertical-align="middle" draw:auto-grow-height="false" fo:min-height="4.494cm" fo:min-width="4.244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6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19cm"/>
    </style:style>
    <style:style style:name="gr7" style:family="graphic" style:parent-style-name="standard">
      <style:graphic-properties draw:stroke="solid" svg:stroke-width="0.106cm" svg:stroke-color="#333333" draw:marker-start-width="0.358cm" draw:marker-end-width="0.358cm" draw:fill="gradient" draw:fill-gradient-name="Gradient_20_22" draw:opacity="100%" draw:textarea-horizontal-align="justify" draw:textarea-vertical-align="middle" draw:auto-grow-height="false" fo:min-height="6.594cm" fo:min-width="21.679cm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10" style:family="graphic" style:parent-style-name="standard">
      <style:graphic-properties svg:stroke-width="0.053cm" svg:stroke-color="#333333" draw:marker-start-width="0.279cm" draw:marker-end-width="0.279cm" draw:fill-color="#cfe7f5" draw:textarea-horizontal-align="justify" draw:textarea-vertical-align="middle" draw:auto-grow-height="false" fo:min-height="1.148cm" fo:min-width="10.613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9.183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045cm"/>
    </style:style>
    <style:style style:name="gr14" style:family="graphic" style:parent-style-name="standard">
      <style:graphic-properties svg:stroke-width="0.212cm" svg:stroke-color="#333333" draw:marker-start-width="0.518cm" draw:marker-end-width="0.518cm" draw:fill="none" draw:textarea-horizontal-align="justify" draw:textarea-vertical-align="middle" draw:auto-grow-height="false" fo:min-height="4.551cm" fo:min-width="3.298cm" fo:padding-top="0.231cm" fo:padding-bottom="0.231cm" fo:padding-left="0.356cm" fo:padding-right="0.356cm"/>
    </style:style>
    <style:style style:name="gr15" style:family="graphic" style:parent-style-name="Default_5f_1">
      <style:graphic-properties svg:stroke-width="0.212cm" svg:stroke-color="#333333" draw:marker-start-width="0.518cm" draw:marker-end-width="0.518cm" draw:fill="none" draw:textarea-horizontal-align="justify" draw:textarea-vertical-align="middle" draw:auto-grow-height="false" fo:min-height="4.551cm" fo:min-width="3.298cm" fo:padding-top="0.231cm" fo:padding-bottom="0.231cm" fo:padding-left="0.356cm" fo:padding-right="0.356cm"/>
    </style:style>
    <style:style style:name="gr16" style:family="graphic" style:parent-style-name="Default_5f_2">
      <style:graphic-properties svg:stroke-width="0.212cm" svg:stroke-color="#333333" draw:marker-start-width="0.518cm" draw:marker-end-width="0.518cm" draw:fill="none" draw:textarea-horizontal-align="justify" draw:textarea-vertical-align="middle" draw:auto-grow-height="false" fo:min-height="4.551cm" fo:min-width="3.298cm" fo:padding-top="0.231cm" fo:padding-bottom="0.231cm" fo:padding-left="0.356cm" fo:padding-right="0.356cm"/>
    </style:style>
    <style:style style:name="gr17" style:family="graphic" style:parent-style-name="Default_5f_3">
      <style:graphic-properties svg:stroke-width="0.212cm" svg:stroke-color="#333333" draw:marker-start-width="0.518cm" draw:marker-end-width="0.518cm" draw:fill="none" draw:textarea-horizontal-align="justify" draw:textarea-vertical-align="middle" draw:auto-grow-height="false" fo:min-height="4.551cm" fo:min-width="3.298cm" fo:padding-top="0.231cm" fo:padding-bottom="0.231cm" fo:padding-left="0.356cm" fo:padding-right="0.356cm"/>
    </style:style>
    <style:style style:name="gr18" style:family="graphic" style:parent-style-name="Default_5f_4">
      <style:graphic-properties svg:stroke-width="0.212cm" svg:stroke-color="#333333" draw:marker-start-width="0.518cm" draw:marker-end-width="0.518cm" draw:fill="none" draw:textarea-horizontal-align="justify" draw:textarea-vertical-align="middle" draw:auto-grow-height="false" fo:min-height="4.551cm" fo:min-width="3.298cm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title">
      <style:graphic-properties fo:min-height="2.629cm"/>
    </style:style>
    <style:style style:name="pr4" style:family="presentation" style:parent-style-name="Default_20_1-subtitle">
      <style:graphic-properties draw:fill-color="#ffffff" fo:min-height="9.134cm"/>
    </style:style>
    <style:style style:name="pr5" style:family="presentation" style:parent-style-name="Default_20_1-notes">
      <style:graphic-properties draw:fill-color="#ffffff" fo:min-height="13.364cm"/>
    </style:style>
    <style:style style:name="pr6" style:family="presentation" style:parent-style-name="Default_20_1-title">
      <style:graphic-properties draw:auto-grow-height="true" fo:min-height="2.629cm"/>
    </style:style>
    <style:style style:name="pr7" style:family="presentation" style:parent-style-name="Default_20_1-outline1">
      <style:graphic-properties fo:min-height="8.884cm"/>
    </style:style>
    <style:style style:name="pr8" style:family="presentation" style:parent-style-name="Default_20_1-notes">
      <style:graphic-properties draw:fill-color="#ffffff" draw:auto-grow-height="true" fo:min-height="13.364cm"/>
    </style:style>
    <style:style style:name="pr9" style:family="presentation" style:parent-style-name="Default_20_1-outline1">
      <style:graphic-properties fo:min-height="4.106cm"/>
    </style:style>
    <style:style style:name="pr10" style:family="presentation" style:parent-style-name="Default_20_1-subtitle">
      <style:graphic-properties draw:fill-color="#ffffff" fo:min-height="9.94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color="#333333" fo:font-size="66pt" fo:font-weight="bold" style:font-size-asian="66pt" style:font-weight-asian="bold" style:font-size-complex="66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44pt" style:font-size-asian="44pt" style:font-size-complex="44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333333" style:font-name="Roboto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/>
      <style:paragraph-properties fo:text-align="center"/>
      <style:text-properties fo:color="#333333" style:font-name="Roboto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333333" style:font-name="Roboto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333333" style:font-name="Roboto" fo:font-size="28pt" fo:font-weight="normal" style:font-size-asian="28pt" style:font-weight-asian="bold" style:font-size-complex="28pt" style:font-weight-complex="bold"/>
    </style:style>
    <style:style style:name="P14" style:family="paragraph">
      <loext:graphic-properties draw:fill="gradient" draw:fill-gradient-name="Gradient_20_22" draw:opacity="100%"/>
      <style:paragraph-properties fo:text-align="center"/>
    </style:style>
    <style:style style:name="P15" style:family="paragraph">
      <loext:graphic-properties draw:fill="none" draw:fill-color="#ffffff"/>
      <style:text-properties style:font-name="Roboto"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style:font-name="Roboto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-color="#cfe7f5"/>
      <style:paragraph-properties fo:text-align="center"/>
      <style:text-properties style:font-name="Roboto" fo:font-size="22pt" fo:font-style="italic" style:font-size-asian="22pt" style:font-style-asian="italic" style:font-size-complex="22pt" style:font-style-complex="italic"/>
    </style:style>
    <style:style style:name="P18" style:family="paragraph">
      <loext:graphic-properties draw:fill="none" draw:fill-color="#ffffff"/>
      <style:paragraph-properties fo:text-align="center"/>
      <style:text-properties style:font-name="Roboto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margin-top="0cm" fo:margin-bottom="0cm" fo:line-height="100%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333333" style:font-name="Roboto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loext:graphic-properties draw:fill="none"/>
      <style:paragraph-properties fo:text-align="center"/>
      <style:text-properties fo:color="#333333" style:font-name="Roboto" fo:font-size="96pt" style:font-size-asian="96pt" style:font-size-complex="96pt"/>
    </style:style>
    <style:style style:name="P24" style:family="paragraph">
      <loext:graphic-properties draw:fill="none"/>
      <style:paragraph-properties fo:text-align="center"/>
      <style:text-properties fo:color="#333333" style:font-name="Roboto" fo:font-size="96pt" fo:font-style="italic" style:text-underline-style="none" fo:font-weight="bold" style:font-size-asian="96pt" style:font-style-asian="italic" style:font-weight-asian="bold" style:font-size-complex="96pt" style:font-style-complex="italic" style:font-weight-complex="bold"/>
    </style:style>
    <style:style style:name="P25" style:family="paragraph">
      <style:paragraph-properties fo:text-align="end"/>
    </style:style>
    <style:style style:name="T1" style:family="text">
      <style:text-properties fo:color="#333333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333333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333333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333333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variant="normal" fo:text-transform="none" fo:color="#333333" style:text-outline="false" style:text-line-through-style="none" style:text-line-through-type="none" style:font-name="Roboto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33" style:text-outline="false" style:text-line-through-style="solid" style:text-line-through-type="single" style:font-name="Roboto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33333" style:text-outline="false" style:text-line-through-style="none" style:text-line-through-type="none" style:font-name="Roboto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333" style:text-outline="false" style:text-line-through-style="none" style:text-line-through-type="none" style:font-name="Roboto" fo:font-size="36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line-through-style="none" style:text-line-through-type="none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2" style:family="text">
      <style:text-properties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fo:color="#333333" style:text-outline="false" style:text-line-through-style="none" style:text-line-through-type="none" style:font-name="Robot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color="#333333" style:font-name="Roboto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variant="normal" fo:text-transform="none" fo:color="#333333" style:text-outline="false" style:text-line-through-style="none" style:text-line-through-type="none" style:font-name="Roboto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333333" style:font-name="Roboto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333333" style:font-name="Roboto" fo:font-size="28pt" fo:font-weight="normal" style:font-size-asian="28pt" style:font-weight-asian="bold" style:font-size-complex="28pt" style:font-weight-complex="bold"/>
    </style:style>
    <style:style style:name="T23" style:family="text">
      <style:text-properties style:font-name="Roboto" fo:font-size="16pt" fo:font-weight="bold" style:font-size-asian="16pt" style:font-weight-asian="bold" style:font-size-complex="16pt" style:font-weight-complex="bold"/>
    </style:style>
    <style:style style:name="T24" style:family="text">
      <style:text-properties style:font-name="Roboto"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font-name="Roboto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6" style:family="text">
      <style:text-properties fo:color="#333333" style:font-name="Roboto" fo:font-size="16pt" style:font-size-asian="16pt" style:font-size-complex="16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36pt" fo:font-weight="bold" style:font-size-asian="36pt" style:font-weight-asian="bold" style:font-size-complex="36pt" style:font-weight-complex="bold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color="#333333" style:font-name="Roboto" fo:font-size="96pt" style:font-size-asian="96pt" style:font-size-complex="96pt"/>
    </style:style>
    <style:style style:name="T31" style:family="text">
      <style:text-properties fo:font-variant="normal" fo:text-transform="none" fo:color="#333333" style:text-outline="false" style:text-line-through-style="none" style:text-line-through-type="none" style:font-name="Roboto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variant="normal" fo:text-transform="none" fo:color="#333333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font-size="24pt" fo:font-style="italic" style:font-size-asian="24pt" style:font-style-asian="italic" style:font-size-complex="24pt" style:font-style-complex="italic"/>
    </style:style>
    <style:style style:name="T38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Syst</text:span><text:span text:style-name="T1">em </text:span><text:span text:style-name="T1">Test</text:span><text:span text:style-name="T1">ing</text:span></text:p>
            <text:p text:style-name="P1"><text:span text:style-name="T2">What, </text:span><text:span text:style-name="T2">Why &amp; </text:span><text:span text:style-name="T2">How.</text:span></text:p>
            <text:p text:style-name="P1"><text:span text:style-name="T3"/></text:p>
            <text:p text:style-name="P1"><text:span text:style-name="T4">Maximilian </text:span><text:span text:style-name="T4">Meffe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 Motivational Question</text:p>
          </draw:text-box>
        </draw:frame>
        <draw:frame presentation:style-name="pr4" draw:text-style-name="P4" draw:layer="layout" svg:width="25.199cm" svg:height="9.134cm" svg:x="1.4cm" svg:y="3.685cm" presentation:class="subtitle" presentation:user-transformed="true">
          <draw:text-box>
            <text:p><text:span text:style-name="T5">What </text:span><text:span text:style-name="T5">is the </text:span><text:span text:style-name="T5">deliver</text:span><text:span text:style-name="T5">able </text:span></text:p>
            <text:p><text:span text:style-name="T5">of a </text:span><text:span text:style-name="T5">softwa</text:span><text:span text:style-name="T5">re </text:span><text:span text:style-name="T5">develo</text:span><text:span text:style-name="T5">pment </text:span><text:span text:style-name="T5">proces</text:span><text:span text:style-name="T5">s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A Motivational Question</text:p>
          </draw:text-box>
        </draw:frame>
        <draw:frame presentation:style-name="pr7" draw:text-style-name="P5" draw:layer="layout" svg:width="25.199cm" svg:height="9.134cm" svg:x="1.4cm" svg:y="3.685cm" presentation:class="outline">
          <draw:text-box>
            <text:p><text:span text:style-name="T6">What is the deliverable of a software </text:span><text:span text:style-name="T6">development process?</text:span></text:p>
            <text:p><text:span text:style-name="T6">a) A collection of artifacts</text:span></text:p>
            <text:p><text:span text:style-name="T6">b) UX and behavio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My Personal Answer</text:p>
          </draw:text-box>
        </draw:frame>
        <draw:frame presentation:style-name="pr7" draw:text-style-name="P5" draw:layer="layout" svg:width="25.199cm" svg:height="9.134cm" svg:x="1.4cm" svg:y="3.685cm" presentation:class="outline">
          <draw:text-box>
            <text:p><text:span text:style-name="T6">What is the deliverable of a software </text:span><text:span text:style-name="T6">development process?</text:span></text:p>
            <text:p><text:span text:style-name="T7">a) </text:span><text:span text:style-name="T8">A collection of artifacts</text:span><text:span text:style-name="T9"> </text:span><text:span text:style-name="T10">J</text:span><text:span text:style-name="T11">ust the medium!</text:span></text:p>
            <text:p><text:span text:style-name="T12">b) </text:span><text:span text:style-name="T13">UX and behavio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My Little Testing Glossary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4">White Box Testing</text:span></text:p>
                <text:p><text:span text:style-name="T15">The investigation </text:span>from an <text:span text:style-name="T16">internal perspective</text:span> whether a program works as expected.</text:p>
                <text:list>
                  <text:list-header>
                    <text:p>Examines the source code of a program, e.g. control flow, data flow, coverage, etc.</text:p>
                  </text:list-header>
                </text:list>
                <text:p><text:span text:style-name="T14">Black Box Testing</text:span></text:p>
                <text:p><text:span text:style-name="T15">The investigation</text:span> from an <text:span text:style-name="T16">external perspective</text:span> whether a program works as expected.</text:p>
                <text:list>
                  <text:list-header>
                    <text:p>Examines the functionality of a program, i.e. whether it is fit to fulfill its purpose.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My Little Testing Glossary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4">Unit Testing</text:span></text:p>
                <text:p>The investigation whether an <text:span text:style-name="T16">individual program unit</text:span> works as expected. </text:p>
                <text:list>
                  <text:list-header>
                    <text:p>Examines units independently, i.e. in isolation.</text:p>
                    <text:p>Units may be sets of one or more routines:</text:p>
                    <text:list>
                      <text:list-item>
                        <text:p>procedures, functions or modules (in Procedural and Functional Programming)</text:p>
                      </text:list-item>
                      <text:list-item>
                        <text:p>methods, class or interface signatures (in Object Oriented Programming)</text:p>
                      </text:list-item>
                    </text:list>
                  </text:list-header>
                </text:list>
                <text:p><text:span text:style-name="T14">Integration &amp; Integrated Testing</text:span></text:p>
                <text:p>The investigation whether <text:span text:style-name="T16">multiple program units in </text:span><text:span text:style-name="T16">combination</text:span> work as expected.</text:p>
                <text:list>
                  <text:list-header>
                    <text:p>An informal distinction:</text:p>
                    <text:list>
                      <text:list-item>
                        <text:p><text:span text:style-name="T17">Integration Testing</text:span> involves third party units.</text:p>
                      </text:list-item>
                      <text:list-item>
                        <text:p><text:span text:style-name="T17">Integrated Testing</text:span> does not involve third party units.</text:p>
                      </text:list-item>
                    </text:list>
                  </text:list-header>
                </text:list>
                <text:p text:style-name="P7"><text:span text:style-name="T14">System Testing</text:span></text:p>
                <text:p>The investigation whether <text:span text:style-name="T16">all program units in </text:span><text:span text:style-name="T16">combination</text:span> (the entire system) work as expected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y Little Testing Glossary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 text:style-name="P7"><text:span text:style-name="T14">Acceptance Testing</text:span></text:p>
                <text:p>The investigation whether <text:span text:style-name="T16">all requirements of a </text:span><text:span text:style-name="T16">specification are met</text:span>.</text:p>
                <text:p><text:span text:style-name="T18">Regression Testing</text:span></text:p>
                <text:p>The investigation whether all requirements of a specification are still met <text:span text:style-name="T16">after a change</text:span> was introduced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4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y Little Testing Glossary</text:p>
          </draw:text-box>
        </draw:frame>
        <draw:custom-shape draw:style-name="gr2" draw:text-style-name="P10" draw:layer="layout" svg:width="6.858cm" svg:height="6.858cm" svg:x="2.367cm" svg:y="7.448cm">
          <text:p text:style-name="P8"><text:span text:style-name="T19">White Box Testing</text:span></text:p>
          <text:p text:style-name="P8"><text:span text:style-name="T19"/></text:p>
          <text:p text:style-name="P9"><text:span text:style-name="T20">Black Box Test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6.858cm" svg:height="6.858cm" svg:x="10.337cm" svg:y="7.448cm">
          <text:p text:style-name="P9"><text:span text:style-name="T19">Unit Testing</text:span></text:p>
          <text:p text:style-name="P8"><text:span text:style-name="T19"/></text:p>
          <text:p text:style-name="P8"><text:span text:style-name="T19">Integration &amp; Integrated</text:span></text:p>
          <text:p text:style-name="P8"><text:span text:style-name="T19">Testing</text:span></text:p>
          <text:p text:style-name="P8"><text:span text:style-name="T19"/></text:p>
          <text:p text:style-name="P9"><text:span text:style-name="T19">System Test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6.858cm" svg:height="6.858cm" svg:x="18.327cm" svg:y="7.448cm">
          <text:p text:style-name="P9"><text:span text:style-name="T19">Acceptance Testing</text:span></text:p>
          <text:p text:style-name="P9"><text:span text:style-name="T19"/></text:p>
          <text:p text:style-name="P9"><text:span text:style-name="T19">Regression Test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2" draw:layer="layout" svg:width="7.62cm" svg:height="2.115cm" svg:x="1.986cm" svg:y="5.233cm">
          <draw:text-box>
            <text:p text:style-name="P9"><text:span text:style-name="T21">Perspective of </text:span><text:span text:style-name="T21">the test </text:span><text:span text:style-name="T21">conductor</text:span></text:p>
          </draw:text-box>
        </draw:frame>
        <draw:frame draw:style-name="gr4" draw:text-style-name="P12" draw:layer="layout" svg:width="7.536cm" svg:height="2.115cm" svg:x="9.998cm" svg:y="5.233cm">
          <draw:text-box>
            <text:p text:style-name="P9"><text:span text:style-name="T21">Properties of </text:span><text:span text:style-name="T21">the </text:span></text:p>
            <text:p text:style-name="P9"><text:span text:style-name="T21">test subject</text:span></text:p>
          </draw:text-box>
        </draw:frame>
        <draw:frame draw:style-name="gr5" draw:text-style-name="P12" draw:layer="layout" svg:width="7.112cm" svg:height="1.598cm" svg:x="18.2cm" svg:y="5.491cm">
          <draw:text-box>
            <text:p text:style-name="P9"><text:span text:style-name="T21">Purpose of the </text:span><text:span text:style-name="T21">test</text:span></text:p>
          </draw:text-box>
        </draw:frame>
        <draw:frame draw:style-name="gr6" draw:text-style-name="P13" draw:layer="layout" svg:width="22.098cm" svg:height="1.569cm" svg:x="2.951cm" svg:y="3.257cm">
          <draw:text-box>
            <text:p text:style-name="P9"><text:span text:style-name="T22">Testing </text:span><text:span text:style-name="T22">terminolog</text:span><text:span text:style-name="T22">y can be </text:span><text:span text:style-name="T22">grouped </text:span><text:span text:style-name="T22">by: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ifty Shades of Testing</text:p>
          </draw:text-box>
        </draw:frame>
        <draw:custom-shape draw:style-name="gr7" draw:text-style-name="P14" draw:layer="layout" svg:width="22.283cm" svg:height="6.948cm" svg:x="2.851cm" svg:y="6.702cm">
          <text:p/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5.588cm" svg:height="0.992cm" svg:x="0.508cm" svg:y="5.276cm">
          <draw:text-box>
            <text:p text:style-name="P9"><text:span text:style-name="T23">White Box Testing</text:span></text:p>
          </draw:text-box>
        </draw:frame>
        <draw:frame draw:style-name="gr8" draw:text-style-name="P16" draw:layer="layout" svg:width="5.588cm" svg:height="0.992cm" svg:x="22.352cm" svg:y="5.276cm">
          <draw:text-box>
            <text:p text:style-name="P9"><text:span text:style-name="T23">Black Box Testing</text:span></text:p>
          </draw:text-box>
        </draw:frame>
        <draw:frame draw:style-name="gr8" draw:text-style-name="P15" draw:layer="layout" svg:width="3.81cm" svg:height="0.992cm" svg:x="1.397cm" svg:y="14.219cm">
          <draw:text-box>
            <text:p><text:span text:style-name="T23">Unit Testing</text:span></text:p>
          </draw:text-box>
        </draw:frame>
        <draw:frame draw:style-name="gr8" draw:text-style-name="P16" draw:layer="layout" svg:width="5.588cm" svg:height="0.992cm" svg:x="22.352cm" svg:y="14.219cm">
          <draw:text-box>
            <text:p text:style-name="P9"><text:span text:style-name="T23">System Testing</text:span></text:p>
          </draw:text-box>
        </draw:frame>
        <draw:frame draw:style-name="gr9" draw:text-style-name="P16" draw:layer="layout" svg:width="9.398cm" svg:height="1.132cm" svg:x="9.301cm" svg:y="14.092cm">
          <draw:text-box>
            <text:p text:style-name="P9"><text:span text:style-name="T23">Integration &amp; </text:span><text:span text:style-name="T23">Integrated Testing</text:span></text:p>
          </draw:text-box>
        </draw:frame>
        <draw:custom-shape draw:style-name="gr10" draw:text-style-name="P17" draw:layer="layout" svg:width="12.7cm" svg:height="2.794cm" svg:x="7.65cm" svg:y="8.778cm">
          <text:p text:style-name="P9"><text:span text:style-name="T24">Integrating...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8" draw:layer="layout" svg:width="8.636cm" svg:height="1.369cm" svg:x="9.682cm" svg:y="3.394cm">
          <draw:text-box>
            <text:p text:style-name="P9"><text:span text:style-name="T25">A Rule of </text:span><text:span text:style-name="T25">Thumb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Behavior Driven Development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An extension of Test Driven Development.</text:p>
                <text:p>Advocates Acceptance Testing focusing on the behavior of a program.</text:p>
                <text:p>Tests have a fixed format.</text:p>
                <text:p><text:span text:style-name="T15">May involve a Domain Specific Language and other </text:span><text:span text:style-name="T15">tooling </text:span>for specification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4T19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Given-When-Then</text:p>
          </draw:text-box>
        </draw:frame>
        <draw:frame draw:style-name="gr12" draw:text-style-name="P21" draw:layer="layout" svg:width="11.43cm" svg:height="9.433cm" svg:x="2.286cm" svg:y="4.064cm">
          <draw:text-box>
            <text:p text:style-name="P19"><text:span text:style-name="T19">Enforced BDD Test </text:span><text:span text:style-name="T19">Format:</text:span></text:p>
            <text:p text:style-name="P19"><text:span text:style-name="T19"/></text:p>
            <text:p text:style-name="P19"><text:span text:style-name="T19">Given</text:span></text:p>
            <text:p text:style-name="P19"><text:span text:style-name="T26"><text:tab/></text:span><text:span text:style-name="T26">an initial </text:span><text:span text:style-name="T26">context and/or a set </text:span><text:span text:style-name="T26">of pre-</text:span><text:span text:style-name="T26"><text:tab/></text:span><text:span text:style-name="T26">conditions passes</text:span></text:p>
            <text:p text:style-name="P19"><text:span text:style-name="T19"/></text:p>
            <text:p text:style-name="P19"><text:span text:style-name="T19">When</text:span></text:p>
            <text:p text:style-name="P19"><text:span text:style-name="T26"><text:tab/></text:span><text:span text:style-name="T26">an event </text:span><text:span text:style-name="T26">occurs or action is </text:span><text:span text:style-name="T26">executed</text:span></text:p>
            <text:p text:style-name="P19"><text:span text:style-name="T19"/></text:p>
            <text:p text:style-name="P19"><text:span text:style-name="T19">Then</text:span></text:p>
            <text:p text:style-name="P20"><text:span text:style-name="T26"><text:tab/></text:span><text:span text:style-name="T26">a set of post-</text:span><text:span text:style-name="T26">conditions must </text:span><text:span text:style-name="T26">pass</text:span></text:p>
          </draw:text-box>
        </draw:frame>
        <draw:frame draw:style-name="gr13" draw:text-style-name="P21" draw:layer="layout" svg:width="11.938cm" svg:height="10.295cm" svg:x="14.732cm" svg:y="4.064cm">
          <draw:text-box>
            <text:p text:style-name="P19"><text:span text:style-name="T19">Proposed TDD Test </text:span><text:span text:style-name="T19">Format:</text:span></text:p>
            <text:p text:style-name="P19"><text:span text:style-name="T19"/></text:p>
            <text:p text:style-name="P19"><text:span text:style-name="T19">Arrange</text:span></text:p>
            <text:p text:style-name="P19"><text:span text:style-name="T26"><text:tab/></text:span><text:span text:style-name="T26">all necessary </text:span><text:span text:style-name="T26">preconditions and </text:span><text:span text:style-name="T26">inputs</text:span></text:p>
            <text:p text:style-name="P19"><text:span text:style-name="T19"/></text:p>
            <text:p text:style-name="P19"><text:span text:style-name="T19"/></text:p>
            <text:p text:style-name="P19"><text:span text:style-name="T19">Act</text:span></text:p>
            <text:p text:style-name="P19"><text:span text:style-name="T26"><text:tab/></text:span><text:span text:style-name="T26">on the unit </text:span><text:span text:style-name="T26">under test</text:span></text:p>
            <text:p text:style-name="P19"><text:span text:style-name="T19"/></text:p>
            <text:p text:style-name="P19"><text:span text:style-name="T19">Assert</text:span></text:p>
            <text:p text:style-name="P20"><text:span text:style-name="T26"><text:tab/></text:span><text:span text:style-name="T26">that expected </text:span><text:span text:style-name="T26">results have </text:span><text:span text:style-name="T26">occurred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5T14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9" draw:layer="layout" svg:width="25.199cm" svg:height="1.395cm" svg:x="1.4cm" svg:y="3.685cm" presentation:class="outline" presentation:user-transformed="true">
          <draw:text-box>
            <text:p text:style-name="P9"><text:span text:style-name="T27">5 Design Principles for creating understandable and maintainable software:</text:span></text:p>
          </draw:text-box>
        </draw:frame>
        <draw:frame presentation:style-name="pr9" draw:text-style-name="P22" draw:layer="layout" svg:width="15.364cm" svg:height="9.398cm" svg:x="6.318cm" svg:y="5.08cm" presentation:class="outline" presentation:user-transformed="true">
          <draw:text-box>
            <text:list text:style-name="L2">
              <text:list-header>
                <text:p text:style-name="P7"><text:span text:style-name="T28">S</text:span><text:span text:style-name="T29">ingle Responsibility Principle</text:span></text:p>
                <text:p text:style-name="P7"><text:span text:style-name="T28">O</text:span><text:span text:style-name="T29">pen/Closed Principle</text:span></text:p>
                <text:p text:style-name="P7"><text:span text:style-name="T28">L</text:span><text:span text:style-name="T29">iskov Substitution Principle</text:span></text:p>
                <text:p><text:span text:style-name="T28">I</text:span><text:span text:style-name="T29">nterface Segregation Principle</text:span></text:p>
                <text:p><text:span text:style-name="T28">D</text:span><text:span text:style-name="T29">ependency Inversion Principle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7" draw:layer="layout" svg:width="20.012cm" svg:height="9.134cm" svg:x="6.604cm" svg:y="4.385cm" presentation:class="outline" presentation:user-transformed="true">
          <draw:text-box>
            <text:list text:style-name="L2">
              <text:list-header>
                <text:p><text:span text:style-name="T14">Single Responsibility Principle</text:span></text:p>
                <text:p>A class should only have one responsibility, i.e. <text:span text:style-name="T17">“reason to change”</text:span> [Robert C. Martin a.k.a. Uncle Bob].</text:p>
                <text:list>
                  <text:list-header>
                    <text:p>A class only establishes one, and only one reason for its existence.</text:p>
                    <text:p>A class only has only job, and one job alone.</text:p>
                    <text:p>…</text:p>
                  </text:list-header>
                </text:list>
              </text:list-header>
            </text:list>
          </draw:text-box>
        </draw:frame>
        <draw:custom-shape draw:style-name="gr14" draw:text-style-name="P23" draw:layer="layout" svg:width="4.01cm" svg:height="5.013cm" svg:x="2.17cm" svg:y="4.385cm">
          <text:p text:style-name="P9"><text:span text:style-name="T30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7" draw:layer="layout" svg:width="20.012cm" svg:height="9.134cm" svg:x="6.604cm" svg:y="4.385cm" presentation:class="outline" presentation:user-transformed="true">
          <draw:text-box>
            <text:list text:style-name="L2">
              <text:list-header>
                <text:p><text:span text:style-name="T14">Open/Closed Principle</text:span></text:p>
                <text:p text:style-name="P7"><text:span text:style-name="T17">“</text:span><text:span text:style-name="T17">Modules should be both open (for extension) and </text:span><text:span text:style-name="T17">closed (for modification).”</text:span> [Bertrand Meyer]</text:p>
                <text:list>
                  <text:list-item>
                    <text:list>
                      <text:list-header>
                        <text:p>Clients of interface methods or clients of abstract methods of abstract base classes are closed for modification by providing a fix signature, but are still open for extension through the possibility of implementation.</text:p>
                      </text:list-header>
                    </text:list>
                  </text:list-item>
                </text:list>
              </text:list-header>
            </text:list>
          </draw:text-box>
        </draw:frame>
        <draw:custom-shape draw:style-name="gr15" draw:text-style-name="P23" draw:layer="layout" svg:width="4.01cm" svg:height="5.013cm" svg:x="2.17cm" svg:y="4.385cm">
          <text:p text:style-name="P9"><text:span text:style-name="T30">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7" draw:layer="layout" svg:width="20.012cm" svg:height="9.134cm" svg:x="6.604cm" svg:y="4.385cm" presentation:class="outline" presentation:user-transformed="true">
          <draw:text-box>
            <text:list text:style-name="L2">
              <text:list-header>
                <text:p><text:span text:style-name="T31">Liskov Substitution Principle</text:span></text:p>
                <text:p text:style-name="P7"><text:span text:style-name="T17">Given a program P containing a type T and its sub-type </text:span><text:span text:style-name="T17">S: Let q(P,x) be a provable property in P for all instances </text:span><text:span text:style-name="T17">x of T, then q(P,y) should be true in P for all instances y </text:span><text:span text:style-name="T17">of S. </text:span>[Barbara H. Liskov, Jeannette M. Wing]</text:p>
                <text:list>
                  <text:list-item>
                    <text:list>
                      <text:list-header>
                        <text:p><text:span text:style-name="T32">x may be substituted with y, hence “Substitution Principle”.</text:span></text:p>
                        <text:p><text:span text:style-name="T32">The overall behavior of a program regarding one type should not </text:span><text:span text:style-name="T32">differ or change for any of its sub-types.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custom-shape draw:style-name="gr16" draw:text-style-name="P23" draw:layer="layout" svg:width="4.01cm" svg:height="5.013cm" svg:x="2.17cm" svg:y="4.385cm">
          <text:p text:style-name="P9"><text:span text:style-name="T30">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7" draw:layer="layout" svg:width="20.012cm" svg:height="9.134cm" svg:x="6.604cm" svg:y="4.385cm" presentation:class="outline" presentation:user-transformed="true">
          <draw:text-box>
            <text:list text:style-name="L2">
              <text:list-header>
                <text:p><text:span text:style-name="T14">Interface Segregation Principle</text:span></text:p>
                <text:p>Interfaces should be designed from the perspective of its clients. </text:p>
                <text:list>
                  <text:list-header>
                    <text:p><text:span text:style-name="T33">An interface only exposes methods a client,</text:span> i.e. classes using the interface, necessarily needs to know in order to do its job.</text:p>
                  </text:list-header>
                </text:list>
              </text:list-header>
            </text:list>
          </draw:text-box>
        </draw:frame>
        <draw:custom-shape draw:style-name="gr17" draw:text-style-name="P23" draw:layer="layout" svg:width="4.01cm" svg:height="5.013cm" svg:x="2.17cm" svg:y="4.385cm">
          <text:p text:style-name="P9"><text:span text:style-name="T30">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7" draw:layer="layout" svg:width="20.012cm" svg:height="9.134cm" svg:x="6.604cm" svg:y="4.385cm" presentation:class="outline" presentation:user-transformed="true">
          <draw:text-box>
            <text:list text:style-name="L2">
              <text:list-header>
                <text:p><text:span text:style-name="T14">Dependency Inversion Principle</text:span></text:p>
              </text:list-header>
            </text:list>
            <text:list text:style-name="L3">
              <text:list-item>
                <text:p text:style-name="P7"><text:span text:style-name="T17"><text:s/>“</text:span><text:span text:style-name="T17">High-level modules should not depend on low-level </text:span><text:span text:style-name="T17">modules. Both should depend on abstractions.”</text:span></text:p>
              </text:list-item>
              <text:list-item>
                <text:p><text:span text:style-name="T17"><text:s/>“</text:span><text:span text:style-name="T17">Abstractions should not depend on details. Details </text:span><text:span text:style-name="T17">should depend on abstractions.”</text:span></text:p>
                <text:list>
                  <text:list-header>
                    <text:p><text:span text:style-name="T34">For instance, business logic should only interact with </text:span><text:span text:style-name="T34">concrete environment logic or third party logic (e.g. file </text:span><text:span text:style-name="T34">system API) through abstraction; see Interface Segregation </text:span><text:span text:style-name="T34">Principle.</text:span></text:p>
                  </text:list-header>
                </text:list>
              </text:list-item>
            </text:list>
          </draw:text-box>
        </draw:frame>
        <draw:custom-shape draw:style-name="gr18" draw:text-style-name="P24" draw:layer="layout" svg:width="4.01cm" svg:height="5.013cm" svg:x="2.17cm" svg:y="4.385cm">
          <text:p text:style-name="P9"><text:span text:style-name="T30">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7" draw:layer="layout" svg:width="25.199cm" svg:height="9.134cm" svg:x="1.4cm" svg:y="3.685cm" presentation:class="outline">
          <draw:text-box>
            <text:p>SOLID Design Principles provide <text:span text:style-name="T35">quality criteria for</text:span> the internal structure of software, i.e. <text:span text:style-name="T35">the medium</text:span><text:span text:style-name="T36">.</text:span></text:p>
            <text:p>It leads to <text:span text:style-name="T35">many relatively small and independent units</text:span>, which know little to nothing of each other.</text:p>
            <text:p>Hence, it is <text:span text:style-name="T35">easy to unit test</text:span>.</text:p>
            <text:p text:style-name="P25"><text:span text:style-name="T37">… </text:span><text:span text:style-name="T37">so SOLID Design usually is heavily united tested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A Blind Spot</text:p>
          </draw:text-box>
        </draw:frame>
        <draw:frame presentation:style-name="pr4" draw:text-style-name="P4" draw:layer="layout" svg:width="25.199cm" svg:height="9.134cm" svg:x="1.4cm" svg:y="3.685cm" presentation:class="subtitle">
          <draw:text-box>
            <text:p><text:span text:style-name="T5">But, do </text:span><text:span text:style-name="T5">all </text:span><text:span text:style-name="T5">these </text:span><text:span text:style-name="T5">units </text:span><text:span text:style-name="T5">play </text:span></text:p>
            <text:p><text:span text:style-name="T5">well </text:span><text:span text:style-name="T5">with </text:span><text:span text:style-name="T5">each </text:span><text:span text:style-name="T5">other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A Blind Spot</text:p>
          </draw:text-box>
        </draw:frame>
        <draw:frame presentation:style-name="pr10" draw:text-style-name="P4" draw:layer="layout" svg:width="25.199cm" svg:height="9.943cm" svg:x="1.4cm" svg:y="3.281cm" presentation:class="subtitle" presentation:user-transformed="true">
          <draw:text-box>
            <text:p><text:span text:style-name="T5">But, do all </text:span><text:span text:style-name="T5">these </text:span><text:span text:style-name="T5">units play </text:span></text:p>
            <text:p><text:span text:style-name="T5">well with </text:span><text:span text:style-name="T5">each </text:span><text:span text:style-name="T5">other?</text:span></text:p>
            <text:p><text:span text:style-name="T5"/></text:p>
            <text:p><text:span text:style-name="T38">We </text:span><text:span text:style-name="T38">can’t </text:span><text:span text:style-name="T38">tell </text:span></text:p>
            <text:p><text:span text:style-name="T38">from </text:span><text:span text:style-name="T38">unit </text:span><text:span text:style-name="T38">tests!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2" draw:display-name="Gradient 22" draw:style="linear" draw:start-color="#ffffff" draw:end-color="#000000" draw:start-intensity="100%" draw:end-intensity="100%" draw:angle="900" draw:border="0%"/>
    <draw:fill-image draw:name="Bitmap_20_1" draw:display-name="Bitmap 1" xlink:href="Pictures/10000000000007D0000005DC9D22AD3EBF74EA46.jpg" xlink:type="simple" xlink:show="embed" xlink:actuate="onLoad"/>
    <draw:fill-image draw:name="background" xlink:href="Pictures/10000000000007D0000005DC93154A98D6CCE63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333333" style:font-name="Roboto1" fo:font-family="Roboto" style:font-style-name="Regular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333333" style:text-outline="false" style:text-line-through-style="none" style:text-line-through-type="none" style:font-name="Roboto1" fo:font-family="Roboto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333333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333333" style:text-outline="false" style:text-line-through-style="none" style:text-line-through-type="none" style:font-name="Roboto1" fo:font-family="Robo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Roboto" fo:font-family="Roboto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333333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333333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333333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333333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Roboto" fo:font-family="Roboto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auto-grow-height="false" fo:min-height="2.63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Roboto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7" style:family="paragraph">
      <style:paragraph-properties fo:text-align="center"/>
      <style:text-properties style:font-name="Roboto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9" style:family="paragraph">
      <style:paragraph-properties fo:text-align="end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8.875cm" svg:height="1.085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2" draw:text-style-name="MP10" draw:layer="backgroundobjects" svg:width="6.523cm" svg:height="1.085cm" svg:x="20.076cm" svg:y="14.34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Mpr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6" draw:text-style-name="MP8" draw:layer="backgroundobjects" svg:width="8.875cm" svg:height="1.085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6" draw:text-style-name="MP10" draw:layer="backgroundobjects" svg:width="6.523cm" svg:height="1.085cm" svg:x="20.076cm" svg:y="14.34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8-11-19T21:09:02.883439591</meta:creation-date>
    <dc:date>2018-11-21T03:14:23.901109999</dc:date>
    <dc:creator>Maximilian Meffert</dc:creator>
    <meta:editing-duration>PT5H45M46S</meta:editing-duration>
    <meta:editing-cycles>90</meta:editing-cycles>
    <meta:generator>LibreOffice/6.0.6.2$Linux_X86_64 LibreOffice_project/00m0$Build-2</meta:generator>
    <meta:document-statistic meta:object-count="131"/>
  </office:meta>
</office:document-meta>
</file>